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List_20_Paragraph" style:list-style-name="WWNum1">
      <style:paragraph-properties fo:margin-left="1.8752in" fo:margin-right="0in" fo:text-indent="-0.1835in" style:auto-text-indent="false"/>
      <style:text-properties officeooo:paragraph-rsid="00ce055d"/>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0" style:family="paragraph" style:parent-style-name="Position">
      <style:text-properties officeooo:paragraph-rsid="00b98d8c"/>
    </style:style>
    <style:style style:name="P21" style:family="paragraph" style:parent-style-name="List_20_Paragraph" style:list-style-name="WWNum1">
      <style:paragraph-properties fo:margin-left="1.8752in" fo:margin-right="0in" fo:text-indent="-0.1835in" style:auto-text-indent="false"/>
      <style:text-properties officeooo:paragraph-rsid="00b98d8c"/>
    </style:style>
    <style:style style:name="P22" style:family="paragraph" style:parent-style-name="Position">
      <style:text-properties officeooo:paragraph-rsid="009be146"/>
    </style:style>
    <style:style style:name="P23" style:family="paragraph" style:parent-style-name="List_20_Paragraph" style:list-style-name="WWNum1">
      <style:paragraph-properties fo:margin-left="1.8752in" fo:margin-right="0in" fo:text-indent="-0.1835in" style:auto-text-indent="false"/>
      <style:text-properties officeooo:paragraph-rsid="009be146"/>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5" style:family="paragraph" style:parent-style-name="Position">
      <style:text-properties officeooo:paragraph-rsid="00804dd1"/>
    </style:style>
    <style:style style:name="P26" style:family="paragraph" style:parent-style-name="List_20_Paragraph" style:list-style-name="WWNum1">
      <style:paragraph-properties fo:margin-left="1.8752in" fo:margin-right="0in" fo:text-indent="-0.1835in" style:auto-text-indent="false"/>
      <style:text-properties officeooo:paragraph-rsid="008d866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8" style:family="paragraph" style:parent-style-name="Position">
      <style:text-properties officeooo:paragraph-rsid="0064c244"/>
    </style:style>
    <style:style style:name="P29" style:family="paragraph" style:parent-style-name="List_20_Paragraph" style:list-style-name="WWNum1">
      <style:paragraph-properties fo:margin-left="1.8752in" fo:margin-right="0in" fo:text-indent="-0.1835in" style:auto-text-indent="false"/>
      <style:text-properties officeooo:paragraph-rsid="008ea0ef"/>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1"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32" style:family="paragraph" style:parent-style-name="List_20_Paragraph" style:list-style-name="WWNum1">
      <style:paragraph-properties fo:margin-left="1.8752in" fo:margin-right="0in" fo:text-indent="-0.1835in" style:auto-text-indent="false"/>
      <style:text-properties officeooo:paragraph-rsid="008fd147"/>
    </style:style>
    <style:style style:name="P3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5"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6"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7"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8"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40"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41" style:family="paragraph" style:parent-style-name="Position">
      <style:paragraph-properties fo:margin-left="0in" fo:margin-right="0in" fo:text-indent="0in" style:auto-text-indent="false"/>
    </style:style>
    <style:style style:name="P42" style:family="paragraph" style:parent-style-name="Standard" style:list-style-name="WWNum1">
      <style:paragraph-properties fo:margin-left="1.8752in" fo:margin-right="0in" fo:text-indent="-0.1835in" style:auto-text-indent="false"/>
      <style:text-properties officeooo:paragraph-rsid="003bd67d"/>
    </style:style>
    <style:style style:name="P43"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6"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7"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8" style:family="paragraph" style:parent-style-name="Company">
      <style:paragraph-properties fo:margin-left="0in" fo:margin-right="0in" fo:text-indent="0in" style:auto-text-indent="false"/>
      <style:text-properties officeooo:paragraph-rsid="009ef0a8"/>
    </style:style>
    <style:style style:name="P49"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50" style:family="paragraph" style:parent-style-name="Company">
      <style:paragraph-properties fo:margin-left="0in" fo:margin-right="0in" fo:text-indent="0in" style:auto-text-indent="false"/>
      <style:text-properties officeooo:paragraph-rsid="0055bf37"/>
    </style:style>
    <style:style style:name="P51"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2" style:family="paragraph" style:parent-style-name="Company">
      <style:paragraph-properties fo:margin-left="0in" fo:margin-right="0in" fo:text-indent="0in" style:auto-text-indent="false"/>
    </style:style>
    <style:style style:name="P53"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dc696"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1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0" style:family="text">
      <style:text-properties style:font-name="Calibri1" fo:font-size="9pt" fo:language="en" fo:country="US" style:font-size-asian="9pt" style:font-name-complex="Calibri2" style:font-size-complex="9pt"/>
    </style:style>
    <style:style style:name="T21" style:family="text">
      <style:text-properties style:font-name="Calibri1" fo:font-size="9pt" fo:language="en" fo:country="US" style:font-size-asian="9pt" style:language-asian="de" style:country-asian="DE" style:font-name-complex="Calibri2" style:font-size-complex="9pt"/>
    </style:style>
    <style:style style:name="T2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3"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4" style:family="text">
      <style:text-properties fo:font-size="9pt" fo:language="en" fo:country="US" fo:font-weight="normal" style:font-size-asian="9pt" style:font-weight-asian="normal" style:font-name-complex="Calibri2" style:font-size-complex="9pt" style:font-weight-complex="normal"/>
    </style:style>
    <style:style style:name="T25"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6"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7"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8" style:family="text">
      <style:text-properties style:font-name="Calibri1" fo:font-size="9pt" fo:language="en" fo:country="US" officeooo:rsid="002b8129" style:font-size-asian="9pt" style:font-name-complex="Calibri2" style:font-size-complex="9pt"/>
    </style:style>
    <style:style style:name="T2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8"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2"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4"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5"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6"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8"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2"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3"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4"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6" style:family="text">
      <style:text-properties style:font-name="Calibri1" fo:font-size="9pt" fo:language="en" fo:country="US" officeooo:rsid="00aa1ad9" style:font-size-asian="9pt" style:font-name-complex="Calibri2" style:font-size-complex="9pt"/>
    </style:style>
    <style:style style:name="T6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8" style:family="text">
      <style:text-properties fo:font-size="9pt" fo:language="en" fo:country="US" style:font-size-asian="9pt" style:language-asian="de" style:country-asian="DE" style:font-name-complex="Calibri2" style:font-size-complex="9pt"/>
    </style:style>
    <style:style style:name="T69" style:family="text">
      <style:text-properties fo:font-size="9pt" fo:language="en" fo:country="US" officeooo:rsid="003c95bc" style:font-size-asian="9pt" style:language-asian="de" style:country-asian="DE" style:font-name-complex="Calibri2" style:font-size-complex="9pt"/>
    </style:style>
    <style:style style:name="T70"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1"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2"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3"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4"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5"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6"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7" style:family="text">
      <style:text-properties style:font-name="Calibri1" fo:font-size="9pt" fo:language="en" fo:country="US" style:font-name-asian="Calibri2" style:font-size-asian="9pt" style:font-name-complex="Calibri2" style:font-size-complex="9pt"/>
    </style:style>
    <style:style style:name="T78" style:family="text">
      <style:text-properties style:font-name="Calibri1" fo:font-size="9pt" fo:language="en" fo:country="US" officeooo:rsid="00b98d8c" style:font-name-asian="Calibri2" style:font-size-asian="9pt" style:font-name-complex="Calibri2" style:font-size-complex="9pt"/>
    </style:style>
    <style:style style:name="T79" style:family="text">
      <style:text-properties style:font-name="Calibri1" fo:font-size="9pt" fo:language="en" fo:country="US" officeooo:rsid="00873fa0" style:font-name-asian="Calibri2" style:font-size-asian="9pt" style:font-name-complex="Calibri2" style:font-size-complex="9pt"/>
    </style:style>
    <style:style style:name="T80" style:family="text">
      <style:text-properties style:font-name="Calibri1" fo:font-size="9pt" fo:language="en" fo:country="US" officeooo:rsid="007ce295" style:font-name-asian="Calibri2" style:font-size-asian="9pt" style:font-name-complex="Calibri2" style:font-size-complex="9pt"/>
    </style:style>
    <style:style style:name="T81"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2" style:family="text">
      <style:text-properties style:font-name="Calibri1" fo:font-size="9pt" fo:language="en" fo:country="US" officeooo:rsid="00b9eab6" style:font-size-asian="9pt" style:font-name-complex="Calibri2" style:font-size-complex="9pt"/>
    </style:style>
    <style:style style:name="T83"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4"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5"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style:font-name="Calibri1" fo:font-size="9pt" fo:language="en" fo:country="US" officeooo:rsid="00a29080" style:font-name-asian="Calibri2" style:font-size-asian="9pt" style:font-name-complex="Calibri2" style:font-size-complex="9pt"/>
    </style:style>
    <style:style style:name="T93" style:family="text">
      <style:text-properties style:font-name="Calibri1" fo:font-size="9pt" fo:language="en" fo:country="US" officeooo:rsid="009be146" style:font-name-asian="Calibri2" style:font-size-asian="9pt" style:font-name-complex="Calibri2" style:font-size-complex="9pt"/>
    </style:style>
    <style:style style:name="T94" style:family="text">
      <style:text-properties style:font-name="Calibri1" fo:font-size="9pt" fo:language="en" fo:country="US" officeooo:rsid="00a2a6d6" style:font-name-asian="Calibri2" style:font-size-asian="9pt" style:font-name-complex="Calibri2" style:font-size-complex="9pt"/>
    </style:style>
    <style:style style:name="T95" style:family="text">
      <style:text-properties style:font-name="Calibri1" fo:font-size="9pt" fo:language="en" fo:country="US" officeooo:rsid="00a36c36" style:font-name-asian="Calibri2" style:font-size-asian="9pt" style:font-name-complex="Calibri2" style:font-size-complex="9pt"/>
    </style:style>
    <style:style style:name="T96"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7"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0" style:family="text">
      <style:text-properties style:font-name="Calibri1" fo:font-size="9pt" fo:language="en" fo:country="US" officeooo:rsid="00804dd1" style:font-name-asian="Calibri2" style:font-size-asian="9pt" style:font-name-complex="Calibri2" style:font-size-complex="9pt"/>
    </style:style>
    <style:style style:name="T101" style:family="text">
      <style:text-properties style:font-name="Calibri1" fo:font-size="9pt" fo:language="en" fo:country="US" officeooo:rsid="00860878" style:font-name-asian="Calibri2" style:font-size-asian="9pt" style:font-name-complex="Calibri2" style:font-size-complex="9pt"/>
    </style:style>
    <style:style style:name="T102"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3"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4" style:family="text">
      <style:text-properties style:font-name="Calibri1" fo:font-size="9pt" fo:language="en" fo:country="US" officeooo:rsid="006a5e40" style:font-name-asian="Calibri2" style:font-size-asian="9pt" style:font-name-complex="Calibri2" style:font-size-complex="9pt"/>
    </style:style>
    <style:style style:name="T105" style:family="text">
      <style:text-properties style:font-name="Calibri1" fo:font-size="9pt" fo:language="en" fo:country="US" officeooo:rsid="006c0f96" style:font-name-asian="Calibri2" style:font-size-asian="9pt" style:font-name-complex="Calibri2" style:font-size-complex="9pt"/>
    </style:style>
    <style:style style:name="T106"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7"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8"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5"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6" style:family="text">
      <style:text-properties style:font-name="Calibri" officeooo:rsid="0040e412" style:letter-kerning="false" style:language-complex="ar" style:country-complex="SA"/>
    </style:style>
    <style:style style:name="T117" style:family="text">
      <style:text-properties style:font-name="Calibri" officeooo:rsid="008fd147" style:letter-kerning="false" style:language-complex="ar" style:country-complex="SA"/>
    </style:style>
    <style:style style:name="T118"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19" style:family="text">
      <style:text-properties officeooo:rsid="0044f2f7" style:letter-kerning="false" style:language-complex="ar" style:country-complex="SA"/>
    </style:style>
    <style:style style:name="T120" style:family="text">
      <style:text-properties officeooo:rsid="0042afc7"/>
    </style:style>
    <style:style style:name="T121" style:family="text">
      <style:text-properties officeooo:rsid="0040e412"/>
    </style:style>
    <style:style style:name="T122" style:family="text">
      <style:text-properties officeooo:rsid="00467550"/>
    </style:style>
    <style:style style:name="T123" style:family="text">
      <style:text-properties officeooo:rsid="00364644"/>
    </style:style>
    <style:style style:name="T124" style:family="text">
      <style:text-properties style:font-name="Calibri1" fo:font-size="9pt" fo:language="en" fo:country="US" officeooo:rsid="00874fa5" style:font-name-asian="Calibri2" style:font-size-asian="9pt" style:font-name-complex="Calibri2" style:font-size-complex="9pt"/>
    </style:style>
    <style:style style:name="T125"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6"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7" style:family="text">
      <style:text-properties style:font-name="Calibri"/>
    </style:style>
    <style:style style:name="T128" style:family="text">
      <style:text-properties style:font-name="Calibri" officeooo:rsid="003bd67d"/>
    </style:style>
    <style:style style:name="T129" style:family="text">
      <style:text-properties style:font-name="Calibri" officeooo:rsid="0040e412"/>
    </style:style>
    <style:style style:name="T130"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1" style:family="text">
      <style:text-properties style:font-name="Calibri" officeooo:rsid="003c95bc"/>
    </style:style>
    <style:style style:name="T132"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3" style:family="text">
      <style:text-properties style:font-name="Calibri" fo:language="en" fo:country="US" style:font-name-complex="Calibri2" style:font-size-complex="9pt"/>
    </style:style>
    <style:style style:name="T134" style:family="text">
      <style:text-properties style:font-name="Calibri" fo:language="en" fo:country="US" officeooo:rsid="003bd67d" style:font-name-complex="Calibri2" style:font-size-complex="9pt"/>
    </style:style>
    <style:style style:name="T135" style:family="text">
      <style:text-properties style:font-name="Calibri" fo:language="en" fo:country="US" officeooo:rsid="003c95bc" style:font-name-complex="Calibri2" style:font-size-complex="9pt"/>
    </style:style>
    <style:style style:name="T136" style:family="text">
      <style:text-properties style:font-name="Calibri" fo:font-size="9pt" style:font-size-asian="9pt"/>
    </style:style>
    <style:style style:name="T137"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8" style:family="text">
      <style:text-properties style:font-name="Calibri" fo:font-size="9pt" officeooo:rsid="003c95bc" style:font-size-asian="9pt"/>
    </style:style>
    <style:style style:name="T139" style:family="text">
      <style:text-properties style:font-name="Calibri" fo:font-size="9pt" officeooo:rsid="008bab13" style:font-size-asian="9pt"/>
    </style:style>
    <style:style style:name="T140" style:family="text">
      <style:text-properties style:font-name="Calibri" fo:language="en" fo:country="US" officeooo:rsid="00446599" style:font-name-complex="Calibri2" style:font-size-complex="9pt"/>
    </style:style>
    <style:style style:name="T141"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2"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3"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4" style:family="text">
      <style:text-properties fo:color="#808080" loext:opacity="100%" fo:font-weight="bold" officeooo:rsid="009ef0a8" style:letter-kerning="false" style:font-name-asian="Times New Roman" style:font-weight-asian="bold" style:language-complex="ar" style:country-complex="SA"/>
    </style:style>
    <style:style style:name="T145"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6" style:family="text">
      <style:text-properties officeooo:rsid="0055bf37"/>
    </style:style>
    <style:style style:name="T147"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48737878782" text:style-name="Internet_20_link" text:visited-style-name="Visited_20_Internet_20_Link"><text:span text:style-name="Internet_20_link"><text:span text:style-name="T11">+48737878782</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Sandomierska 18/3, 02-567, Warszawa, Poland</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19">References</text:span><text:span text:style-name="T20"><text:tab/></text:span><text:a xlink:type="simple" xlink:href="https://www.linkedin.com/in/marek-sagan/" text:style-name="ListLabel_20_14" text:visited-style-name="ListLabel_20_14"><text:span text:style-name="Internet_20_link"><text:span text:style-name="T20">https://www.linkedin.com/in/marek-sagan/</text:span></text:span></text:a></text:p>
      <text:p text:style-name="P4"><text:bookmark-start text:name="__DdeLink__844_3281257707"/><text:span text:style-name="T21">Availability</text:span><text:bookmark-end text:name="__DdeLink__844_3281257707"/><text:span text:style-name="T21"><text:tab/></text:span><text:span text:style-name="T22">Immediate</text:span></text:p>
      <text:p text:style-name="P5"/>
      <text:p text:style-name="P6"><text:span text:style-name="T23">8</text:span><text:bookmark-start text:name="__DdeLink__211_1757511297"/><text:span text:style-name="T24"> years of hands on web development </text:span><text:span text:style-name="T25">and DevOps</text:span><text:span text:style-name="T24">.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0">Skills </text:span><text:span text:style-name="T26">(years of experience)</text:span><text:span text:style-name="T20"><text:tab/></text:span><text:span text:style-name="T26">(</text:span><text:span text:style-name="T27">8</text:span><text:span text:style-name="T26">)</text:span><text:span text:style-name="T28"> </text:span><text:span text:style-name="T29">Java, Spring Boot, Spring Framework, </text:span><text:bookmark-start text:name="__DdeLink__238_3183704933"/><text:span text:style-name="T30">ReactJS</text:span><text:span text:style-name="T31">, </text:span><text:span text:style-name="T32">Redux, Amazon Web Services / AWS, Amazon Elastic Beanstalk, Amazon EC2</text:span><text:span text:style-name="T30"><text:line-break/></text:span><text:span text:style-name="T26">(</text:span><text:span text:style-name="T27">5</text:span><text:span text:style-name="T26">)</text:span><text:span text:style-name="T30"> C#, .NET, LINQ, </text:span><text:span text:style-name="T33">React </text:span><text:span text:style-name="T31">Hooks, </text:span><text:span text:style-name="T30">AngularJS, VueJS, Single Page Application / SPA, SCSS, Material Design, Scrum, Git, </text:span><text:span text:style-name="T34">Ansible,</text:span><text:span text:style-name="T30"> Maven, Java Database Connectivity / JDBC, JDK, Oracle Databases, </text:span><text:span text:style-name="T35">Post</text:span><text:span text:style-name="T36">gres,</text:span><text:span text:style-name="T30"> </text:span><text:span text:style-name="T37">RDBMS, </text:span><text:span text:style-name="T3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8">Ethereum</text:span><text:span text:style-name="T30"> blockchain, Kali Linux, Nessus, Aircrack-ng, Hashcat, Nmap, </text:span><text:span text:style-name="T39">AWS Security Hub,</text:span><text:span text:style-name="T30"> Analytical Skills, Attention To Detail, Multicultural Understanding, Organizational Skills, Time Management Skills, Presentation Skills, Verbal Communication Skills, Interpersonal Skills, Collaboration, Apache Solr, </text:span><text:span text:style-name="T40">IText</text:span><text:span text:style-name="T30">, Elasticsearch, Negotiation Skills, Market Research, Search Engine Optimization / SEO, Wordpress, PHP, Jekyll, Integrity, </text:span><text:span text:style-name="T41">Scala, Functional Programming</text:span><text:span text:style-name="T30"><text:line-break/></text:span><text:span text:style-name="T26">(</text:span><text:span text:style-name="T27">4</text:span><text:span text:style-name="T26">)</text:span><text:span text:style-name="T29"> </text:span><text:span text:style-name="T30">JUnit, XUnit, Unit Tests / Unit Testing, Acceptance Testing, Mockito, C, C++, R, Microsoft Dynamics CRM, Sitecore CMS, CSS, Bootstrap, Service Oriented Architecture / SOA, Test Driven Development / TDD, Docker, Kubernetes, </text:span><text:span text:style-name="T42">Keycloak, </text:span><text:span text:style-name="T43">Okta,</text:span><text:span text:style-name="T42"> </text:span><text:span text:style-name="T39">Spring Security, </text:span><text:span text:style-name="Dates_20_Char"><text:span text:style-name="T44">TensorFlow, </text:span></text:span><text:span text:style-name="T30">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5">Ope</text:span><text:span text:style-name="T46">r</text:span><text:span text:style-name="T45">ations Research, </text:span><text:span text:style-name="T46">Distributed Computing, Distributed Systems, Web Applications</text:span><text:span text:style-name="T30"><text:line-break/></text:span><text:span text:style-name="T26">(</text:span><text:span text:style-name="T27">3</text:span><text:span text:style-name="T26">)</text:span><text:span text:style-name="T29"> </text:span><text:span text:style-name="T30">JEE / J2EE, Eclipse, </text:span><text:span text:style-name="T40">Stellar</text:span><text:span text:style-name="T30">, Apache Kafka, Red Hat Drools, Business Rules Management / BPM, Windows Server, DevOps, OpenAI ChatGPT, Meta Llama, Spring AI, LangChain, LLM </text:span><text:span text:style-name="T47">H</text:span><text:span text:style-name="T30">allucinations, RAG, </text:span><text:span text:style-name="T47">P</text:span><text:span text:style-name="T30">rompt </text:span><text:span text:style-name="T47">E</text:span><text:span text:style-name="T30">ngineering, </text:span><text:span text:style-name="Dates_20_Char"><text:span text:style-name="T48">OpenAI Whisper, Kling AI</text:span></text:span><text:span text:style-name="Dates_20_Char"><text:span text:style-name="T49">, </text:span></text:span><text:span text:style-name="Dates_20_Char"><text:span text:style-name="T44">Generative AI, </text:span></text:span><text:span text:style-name="Dates_20_Char"><text:span text:style-name="T50">LoRA,</text:span></text:span><text:span text:style-name="Dates_20_Char"><text:span text:style-name="T44"> image2image, video2video, text2image, text2video, image2video, Apache Airflow, PyTorch, scikit-learn, pandas, PySpark, Amazon EMR, Amazon Sagemaker, Snowflake, NLTK, NLP, </text:span></text:span><text:span text:style-name="T30">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0">, </text:span><text:span text:style-name="T51">Software Development Life Cycle / </text:span><text:span text:style-name="T46">SDLC Methodologies</text:span><text:span text:style-name="T51">, Technical Design, Product Development</text:span></text:p>
      <text:p text:style-name="P10"><text:span text:style-name="T24">Certification<text:tab/></text:span><text:span text:style-name="T52">OCP: </text:span><text:span text:style-name="T53">Java SE 11 Developer, AWS Solutions Architect Associate, </text:span><text:span text:style-name="T54">Microsoft Azure Fundamentals, </text:span><text:span text:style-name="T53">Professional Scrum Master I</text:span><text:span text:style-name="T54">, </text:span><text:span text:style-name="T55">Prince2 Foundation, </text:span><text:span text:style-name="T56">The </text:span><text:span text:style-name="T55">Complete Prompt Engineering For AI Bootcamp, JavaScript: Understanding the Weird Parts, Machine Learning, Data Science and Deep Learning with Python, </text:span><text:span text:style-name="T54">Apache Tomcat Server </text:span><text:span text:style-name="T57">f</text:span><text:span text:style-name="T54">rom Beginners </text:span><text:span text:style-name="T57">t</text:span><text:span text:style-name="T54">o Advanced</text:span><text:span text:style-name="T58">, Building Real-Time REST APIs with Spring Boot, Master Hibernate </text:span><text:span text:style-name="T59">a</text:span><text:span text:style-name="T58">nd JPA </text:span><text:span text:style-name="T59">w</text:span><text:span text:style-name="T58">ith Spring Boot, </text:span><text:span text:style-name="T59">Apache Cassandra in 2 hours,</text:span><text:span text:style-name="T58"> Kafka &amp; Kafka Stream for Java Spring Boot, Complete React Developer with Redux, Hooks and GraphQL, Ethereum: Decentralized Application Design &amp; Development, Ja</text:span><text:span text:style-name="T60">karta EE / Java EE Deep Dive</text:span><text:span text:style-name="T58">, Complete Guide </text:span><text:span text:style-name="T57">t</text:span><text:span text:style-name="T58">o Elasticsearch, Kotlin </text:span><text:span text:style-name="T57">f</text:span><text:span text:style-name="T58">or Java Developers, Learn Test Driven Development </text:span><text:span text:style-name="T57">i</text:span><text:span text:style-name="T58">n Java, Master Drools, RabbitMQ </text:span><text:span text:style-name="T57">&amp; </text:span><text:span text:style-name="T58">Java Spring Boot System Integratio</text:span><text:span text:style-name="T57">n</text:span><text:span text:style-name="T58">, </text:span><text:span text:style-name="T61">Master Spring Boot Microservices with CQRS &amp; Even Sourcing,</text:span><text:span text:style-name="T53"> </text:span><text:span text:style-name="T62">Data Visualization with Kibana, Dive Into Ansible, Git Complete, Introduction to Sparx Enterprise Architect, Learn JIRA with Real-World Examples, Learn JMETER From Scratch on Live Apps, Neo4j: GraphDB </text:span><text:soft-page-break/><text:span text:style-name="T62">Foundations with Cypher, OpenAPI: Beginner to Guru</text:span><text:span text:style-name="T53">, </text:span><text:span text:style-name="T63">Kubernetes Certified Application Developer, </text:span><text:span text:style-name="T60">Prometheus: The Complete Hands-On for Monitoring &amp; Alerting, CI/CD with Jenkins using Pipelines and Docker, </text:span><text:span text:style-name="T64">TOEFL, </text:span><text:span text:style-name="T58">TestDaF</text:span></text:p>
      <text:p text:style-name="P4"><text:span text:style-name="T20">Spoken languages<text:tab/>English (</text:span><text:span text:style-name="T65">fluent</text:span><text:span text:style-name="T20">), German (</text:span><text:span text:style-name="T66">fluent</text:span><text:span text:style-name="T30">), </text:span><text:span text:style-name="T20">Czech (</text:span><text:span text:style-name="T66">fluent</text:span><text:span text:style-name="T20">), Polish (native)</text:span></text:p>
      <text:p text:style-name="P7"/>
      <text:h text:style-name="P11" text:outline-level="1">PERSONAL DATA</text:h>
      <text:p text:style-name="P12"><text:span text:style-name="T67">Citizenship</text:span><text:bookmark-start text:name="__DdeLink__844_32812577072"/><text:span text:style-name="T68"><text:tab/></text:span><text:bookmark-end text:name="__DdeLink__844_32812577072"/><text:span text:style-name="T68">Poland (European Union)</text:span></text:p>
      <text:p text:style-name="P12"><text:span text:style-name="T67">Interests</text:span><text:span text:style-name="T68"><text:tab/>Sports, health, </text:span><text:span text:style-name="T69">climate change</text:span></text:p>
      <text:p text:style-name="P13"/>
      <text:h text:style-name="P14" text:outline-level="1">WORK EXPERIENCE</text:h>
      <text:p text:style-name="P15"><text:span text:style-name="Dates_20_Char"><text:span text:style-name="Dates_20_Char"><text:span text:style-name="T70">10/2024 – 04/2025</text:span></text:span></text:span><text:span text:style-name="Dates_20_Char"><text:span text:style-name="T71"><text:tab/></text:span></text:span><text:span text:style-name="Dates_20_Char"><text:span text:style-name="Company_20_Char"><text:span text:style-name="T72">GLS IT SERVICES – FRANKFURT, GERMANY</text:span></text:span></text:span></text:p>
      <text:p text:style-name="P16"><text:span text:style-name="T20"><text:tab/></text:span><text:span text:style-name="Company_20_Char"><text:span text:style-name="T73">Software Architect – Contract</text:span></text:span><text:span text:style-name="T74"> </text:span></text:p>
      <text:list text:style-name="WWNum1">
        <text:list-item>
          <text:p text:style-name="P17"><text:span text:style-name="Dates_20_Char"><text:span text:style-name="T75">Designing and optimizing new and more efficient architecture and technical solutions for the package routing system (Java 21, JUnit, Spring Boot 3, Swagger / OpenAPI, Kafka, Kafka UI)</text:span></text:span></text:p>
        </text:list-item>
        <text:list-item>
          <text:p text:style-name="P18"><text:span text:style-name="Dates_20_Char"><text:span text:style-name="T75">Designing architecture of the cloud based solutions for the Proof of Delivery document storage (AWS EC2, AWS S3, AWS CloudFormation, AWS CloudWatch, AWS Lambda, Kubernetes, Jenkins)</text:span></text:span></text:p>
        </text:list-item>
        <text:list-item>
          <text:p text:style-name="P18"><text:span text:style-name="Dates_20_Char"><text:span text:style-name="T75">Architecting and scaling a centralized logging platform using the ELK stack (Elasticsearch 8.x, Logstash, Kibana, Beats) to process 10TB+ of daily logs from microservices, improving query performance by </text:span></text:span><text:span text:style-name="Dates_20_Char"><text:span text:style-name="T76">half </text:span></text:span><text:span text:style-name="Dates_20_Char"><text:span text:style-name="T75">through index lifecycle management and hot-warm-cold architecture</text:span></text:span></text:p>
        </text:list-item>
      </text:list>
      <text:p text:style-name="P19"><text:span text:style-name="Dates_20_Char"><text:span text:style-name="T77"/></text:span></text:p>
      <text:p text:style-name="P19"><text:span text:style-name="Dates_20_Char"><text:span text:style-name="T77">0</text:span></text:span><text:span text:style-name="Dates_20_Char"><text:span text:style-name="T78">1</text:span></text:span><text:span text:style-name="Dates_20_Char"><text:span text:style-name="T79">/</text:span></text:span><text:span text:style-name="Dates_20_Char"><text:span text:style-name="T77">202</text:span></text:span><text:span text:style-name="Dates_20_Char"><text:span text:style-name="T78">4</text:span></text:span><text:span text:style-name="Dates_20_Char"><text:span text:style-name="T77"> – </text:span></text:span><text:span text:style-name="Dates_20_Char"><text:span text:style-name="T80">0</text:span></text:span><text:span text:style-name="Dates_20_Char"><text:span text:style-name="T78">9</text:span></text:span><text:span text:style-name="Dates_20_Char"><text:span text:style-name="T79">/</text:span></text:span><text:span text:style-name="Dates_20_Char"><text:span text:style-name="T80">202</text:span></text:span><text:span text:style-name="Dates_20_Char"><text:span text:style-name="T78">4</text:span></text:span><text:span text:style-name="T71"><text:tab/></text:span><text:span text:style-name="Company_20_Char"><text:span text:style-name="T72">Knappschaft</text:span></text:span><text:span text:style-name="Company_20_Char"><text:span text:style-name="T81"> </text:span></text:span><text:span text:style-name="Company_20_Char"><text:span text:style-name="T77">– </text:span></text:span><text:span text:style-name="Company_20_Char"><text:span text:style-name="T72">Bochum</text:span></text:span><text:span text:style-name="Company_20_Char"><text:span text:style-name="T77">, </text:span></text:span><text:span text:style-name="Company_20_Char"><text:span text:style-name="T72">Germany</text:span></text:span></text:p>
      <text:p text:style-name="P20"><text:span text:style-name="T20"><text:tab/></text:span><text:span text:style-name="T82">Lead</text:span><text:span text:style-name="Company_20_Char"><text:span text:style-name="T73"> Software</text:span></text:span><text:span text:style-name="Company_20_Char"><text:span text:style-name="T83"> Engineer – </text:span></text:span><text:span text:style-name="Company_20_Char"><text:span text:style-name="T73">Contract</text:span></text:span><text:span text:style-name="T74"> </text:span></text:p>
      <text:list text:continue-numbering="true" text:style-name="WWNum1">
        <text:list-item>
          <text:p text:style-name="P21"><text:span text:style-name="Dates_20_Char"><text:span text:style-name="T75">Developing new features and leading the team for the non-profit migrant and low income household supporting application (Java 21, JUnit, Spring Boot 3, Swagger / OpenAPI, Spring Cloud, Sleuth, OpenFeign, RabbitMQ)</text:span></text:span></text:p>
        </text:list-item>
        <text:list-item>
          <text:p text:style-name="P21"><text:span text:style-name="Dates_20_Char"><text:span text:style-name="T75">Adjusting and extending </text:span></text:span><text:span text:style-name="Dates_20_Char"><text:span text:style-name="T84">processes</text:span></text:span><text:span text:style-name="Dates_20_Char"><text:span text:style-name="T75"> and functions </text:span></text:span><text:span text:style-name="Dates_20_Char"><text:span text:style-name="T84">(</text:span></text:span><text:span text:style-name="Dates_20_Char"><text:span text:style-name="T85">AWS EC2, </text:span></text:span><text:span text:style-name="Dates_20_Char"><text:span text:style-name="T84">AWS S3</text:span></text:span><text:span text:style-name="Dates_20_Char"><text:span text:style-name="T75">, </text:span></text:span><text:span text:style-name="Dates_20_Char"><text:span text:style-name="T84">AWS CloudFormation</text:span></text:span><text:span text:style-name="Dates_20_Char"><text:span text:style-name="T75">, </text:span></text:span><text:span text:style-name="Dates_20_Char"><text:span text:style-name="T84">AWS CloudWatch,</text:span></text:span><text:span text:style-name="Dates_20_Char"><text:span text:style-name="T75"> </text:span></text:span><text:span text:style-name="Dates_20_Char"><text:span text:style-name="T84">Ansible, Kubernetes, Jenkins</text:span></text:span><text:span text:style-name="Dates_20_Char"><text:span text:style-name="T75">)</text:span></text:span></text:p>
        </text:list-item>
        <text:list-item>
          <text:p text:style-name="P21"><text:span text:style-name="Dates_20_Char"><text:span text:style-name="T75">Developed a PoC helpdesk AI agent (OpenAI ChatGPT, Meta Llama 3, </text:span></text:span><text:span text:style-name="Dates_20_Char"><text:span text:style-name="T86">OpenAI Whisper v2, </text:span></text:span><text:span text:style-name="Dates_20_Char"><text:span text:style-name="T87">FLUX.1,</text:span></text:span><text:span text:style-name="Dates_20_Char"><text:span text:style-name="T86"> Kling AI, </text:span></text:span><text:span text:style-name="Dates_20_Char"><text:span text:style-name="T75">Spring AI, LangChain, LLM hallucinations, </text:span></text:span><text:span text:style-name="Dates_20_Char"><text:span text:style-name="T88">LlamaI</text:span></text:span><text:span text:style-name="Dates_20_Char"><text:span text:style-name="T89">ndex, </text:span></text:span><text:span text:style-name="Dates_20_Char"><text:span text:style-name="T75">RAG, </text:span></text:span><text:span text:style-name="Dates_20_Char"><text:span text:style-name="T90">generative AI, </text:span></text:span><text:span text:style-name="Dates_20_Char"><text:span text:style-name="T91">LoRA,</text:span></text:span><text:span text:style-name="Dates_20_Char"><text:span text:style-name="T90"> </text:span></text:span><text:span text:style-name="Dates_20_Char"><text:span text:style-name="T75">prompt engineering)</text:span></text:span></text:p>
        </text:list-item>
        <text:list-item>
          <text:p text:style-name="P21"><text:span text:style-name="Dates_20_Char"><text:span text:style-name="T75">Maintaining and improving the existing microservices (Keycloak 17, Spring Security, AWS RDS)</text:span></text:span></text:p>
        </text:list-item>
      </text:list>
      <text:p text:style-name="P19"><text:span text:style-name="Dates_20_Char"><text:span text:style-name="T77"><text:line-break/>0</text:span></text:span><text:span text:style-name="Dates_20_Char"><text:span text:style-name="T92">3</text:span></text:span><text:span text:style-name="Dates_20_Char"><text:span text:style-name="T79">/</text:span></text:span><text:span text:style-name="Dates_20_Char"><text:span text:style-name="T77">202</text:span></text:span><text:span text:style-name="Dates_20_Char"><text:span text:style-name="T93">3</text:span></text:span><text:span text:style-name="Dates_20_Char"><text:span text:style-name="T77"> – </text:span></text:span><text:span text:style-name="Dates_20_Char"><text:span text:style-name="T94">1</text:span></text:span><text:span text:style-name="Dates_20_Char"><text:span text:style-name="T95">2</text:span></text:span><text:span text:style-name="Dates_20_Char"><text:span text:style-name="T94">/2023</text:span></text:span><text:span text:style-name="T71"><text:tab/></text:span><text:span text:style-name="Company_20_Char"><text:span text:style-name="T96">Orange Pol</text:span></text:span><text:span text:style-name="Company_20_Char"><text:span text:style-name="T97">and</text:span></text:span><text:span text:style-name="Company_20_Char"><text:span text:style-name="T96"> </text:span></text:span><text:span text:style-name="Company_20_Char"><text:span text:style-name="T77">– </text:span></text:span><text:span text:style-name="Company_20_Char"><text:span text:style-name="T98">Warsaw</text:span></text:span><text:span text:style-name="Company_20_Char"><text:span text:style-name="T77">, </text:span></text:span><text:span text:style-name="Company_20_Char"><text:span text:style-name="T98">Poland</text:span></text:span></text:p>
      <text:p text:style-name="P22"><text:span text:style-name="T20"><text:tab/></text:span><text:span text:style-name="Company_20_Char"><text:span text:style-name="T73">Senior Software</text:span></text:span><text:span text:style-name="Company_20_Char"><text:span text:style-name="T83"> Engineer – </text:span></text:span><text:span text:style-name="Company_20_Char"><text:span text:style-name="T73">Contract</text:span></text:span><text:span text:style-name="T74"> </text:span></text:p>
      <text:list text:continue-numbering="true" text:style-name="WWNum1">
        <text:list-item>
          <text:p text:style-name="P23"><text:span text:style-name="Dates_20_Char"><text:span text:style-name="T99">Working on a sales authentication/authorization system with DevOps support (Java 17, JUnit, Groovy, Spock, Spring Boot, OpenAPI, Spring Cloud, WildFly, Flyway)</text:span></text:span></text:p>
        </text:list-item>
        <text:list-item>
          <text:p text:style-name="P23"><text:span text:style-name="Dates_20_Char"><text:span text:style-name="T99">Adjusting and extending the security mechanisms and 2FA codebase (k8s, OAuth2, Keycloak)</text:span></text:span></text:p>
        </text:list-item>
        <text:list-item>
          <text:p text:style-name="P23"><text:span text:style-name="Dates_20_Char"><text:span text:style-name="T99">Maintaining and improving the existing microservices (OWASP Top 10) </text:span></text:span></text:p>
        </text:list-item>
      </text:list>
      <text:p text:style-name="P24"><text:span text:style-name="Dates_20_Char"/></text:p>
      <text:p text:style-name="P24"><text:span text:style-name="Dates_20_Char"><text:span text:style-name="T77">0</text:span></text:span><text:span text:style-name="Dates_20_Char"><text:span text:style-name="T79">6/</text:span></text:span><text:span text:style-name="Dates_20_Char"><text:span text:style-name="T77">202</text:span></text:span><text:span text:style-name="Dates_20_Char"><text:span text:style-name="T100">2</text:span></text:span><text:span text:style-name="Dates_20_Char"><text:span text:style-name="T77"> – </text:span></text:span><text:span text:style-name="Dates_20_Char"><text:span text:style-name="T80">0</text:span></text:span><text:span text:style-name="Dates_20_Char"><text:span text:style-name="T92">3</text:span></text:span><text:span text:style-name="Dates_20_Char"><text:span text:style-name="T79">/</text:span></text:span><text:span text:style-name="Dates_20_Char"><text:span text:style-name="T80">202</text:span></text:span><text:span text:style-name="Dates_20_Char"><text:span text:style-name="T101">3</text:span></text:span><text:span text:style-name="T71"><text:tab/></text:span><text:span text:style-name="Company_20_Char"><text:span text:style-name="T102">Circle K</text:span></text:span><text:span text:style-name="Company_20_Char"><text:span text:style-name="T81"> </text:span></text:span><text:span text:style-name="Company_20_Char"><text:span text:style-name="T77">– </text:span></text:span><text:span text:style-name="Company_20_Char"><text:span text:style-name="T98">Warsaw</text:span></text:span><text:span text:style-name="Company_20_Char"><text:span text:style-name="T77">, </text:span></text:span><text:span text:style-name="Company_20_Char"><text:span text:style-name="T98">Poland</text:span></text:span></text:p>
      <text:p text:style-name="P25"><text:span text:style-name="T20"><text:tab/></text:span><text:span text:style-name="Company_20_Char"><text:span text:style-name="T73">Senior Software</text:span></text:span><text:span text:style-name="Company_20_Char"><text:span text:style-name="T83"> Engineer – </text:span></text:span><text:span text:style-name="Company_20_Char"><text:span text:style-name="T73">Contract</text:span></text:span><text:span text:style-name="T74"> </text:span></text:p>
      <text:list text:continue-numbering="true" text:style-name="WWNum1">
        <text:list-item>
          <text:p text:style-name="P26"><text:span text:style-name="Dates_20_Char"><text:span text:style-name="T75">Developing new features for the remote fueling application (Java 17, JUnit, Groovy, Spock, Kotlin, Spring Boot, Spring WebFlux, Swagger / OpenAPI, Spring Cloud, Sleuth, OpenFeign)</text:span></text:span></text:p>
        </text:list-item>
        <text:list-item>
          <text:p text:style-name="P26"><text:span text:style-name="Dates_20_Char"><text:span text:style-name="T75">Adjusting and extending pipelines and functions (Azure Kubernetes Service, Azure DevOps, Azure Functions, Azure Event Grid, Azure Event Hubs, Azure Cosmos DB)</text:span></text:span></text:p>
        </text:list-item>
        <text:list-item>
          <text:p text:style-name="P26"><text:span text:style-name="Dates_20_Char"><text:span text:style-name="T75">Collaboratively maintaining and improving the NodeJS based microservices (NodeJS 16, TypeScript, HapiJS)</text:span></text:span></text:p>
        </text:list-item>
        <text:list-item>
          <text:p text:style-name="P26"><text:span text:style-name="Dates_20_Char"><text:span text:style-name="T103">Close and strong cooperation with diverse multinational teams and overcoming outsourcing challenges such as complex bug fixing and missing documentation within available business capabilities</text:span></text:span></text:p>
        </text:list-item>
      </text:list>
      <text:p text:style-name="P27"><text:span text:style-name="Dates_20_Char"/></text:p>
      <text:p text:style-name="P27"><text:soft-page-break/><text:span text:style-name="Dates_20_Char"><text:span text:style-name="T77">0</text:span></text:span><text:span text:style-name="Dates_20_Char"><text:span text:style-name="T104">7/</text:span></text:span><text:span text:style-name="Dates_20_Char"><text:span text:style-name="T77">202</text:span></text:span><text:span text:style-name="Dates_20_Char"><text:span text:style-name="T105">1</text:span></text:span><text:span text:style-name="Dates_20_Char"><text:span text:style-name="T77"> – </text:span></text:span><text:span text:style-name="Dates_20_Char"><text:span text:style-name="T80">06/2022</text:span></text:span><text:span text:style-name="T71"><text:tab/></text:span><text:span text:style-name="Company_20_Char"><text:span text:style-name="T106">WorkFusion</text:span></text:span><text:span text:style-name="Company_20_Char"><text:span text:style-name="T81"> </text:span></text:span><text:span text:style-name="Company_20_Char"><text:span text:style-name="T77">– </text:span></text:span><text:span text:style-name="Company_20_Char"><text:span text:style-name="T98">Warsaw</text:span></text:span><text:span text:style-name="Company_20_Char"><text:span text:style-name="T77">, </text:span></text:span><text:span text:style-name="Company_20_Char"><text:span text:style-name="T98">Poland</text:span></text:span></text:p>
      <text:p text:style-name="P28"><text:span text:style-name="T20"><text:tab/></text:span><text:span text:style-name="Company_20_Char"><text:span text:style-name="T73">Senior Software</text:span></text:span><text:span text:style-name="Company_20_Char"><text:span text:style-name="T83"> Engineer – </text:span></text:span><text:span text:style-name="Company_20_Char"><text:span text:style-name="T73">Contract</text:span></text:span><text:span text:style-name="T74"> </text:span></text:p>
      <text:list text:continue-numbering="true" text:style-name="WWNum1">
        <text:list-item>
          <text:p text:style-name="P29"><text:span text:style-name="T107">Using and improving Machine Learning </text:span><text:span text:style-name="T108">algorithms for the core product</text:span><text:span text:style-name="T107"> (Java 8, Groovy, Scala)</text:span></text:p>
        </text:list-item>
        <text:list-item>
          <text:p text:style-name="P29"><text:span text:style-name="T107">Developing Proof of Concepts and working with multiple teams on advanced domain systems implementation, including the security team and vulnerabilities heuristics</text:span><text:span text:style-name="T107"/></text:p>
        </text:list-item>
        <text:list-item>
          <text:p text:style-name="P29"><text:span text:style-name="T107">Decoupling micro services to promote good separation of concerns in order to meet client expectations (Apache Zookeeper, RabbitMQ)</text:span><text:span text:style-name="T107"/></text:p>
        </text:list-item>
        <text:list-item>
          <text:p text:style-name="P29"><text:span text:style-name="T109">Service deployment and orchestration (Docker, Kubernetes, KubeFlow, Camunda BPM, </text:span><text:span text:style-name="T110">J</text:span><text:span text:style-name="T111">B</text:span><text:span text:style-name="T110">oss </text:span><text:span text:style-name="T112">Drools,</text:span><text:span text:style-name="T109"> Spring Boot Microservices, Feign, Keycloak, Apache Mesos, HashiCorp Vault, Marathon, HAProxy, Elastic Search, Kibana, Grafana</text:span><text:span text:style-name="T113">)</text:span></text:p>
        </text:list-item>
      </text:list>
      <text:p text:style-name="P30"><text:span text:style-name="Dates_20_Char"/></text:p>
      <text:p text:style-name="P30"><text:span text:style-name="Dates_20_Char"><text:span text:style-name="T77"/></text:span></text:p>
      <text:p text:style-name="P31"><text:span text:style-name="Dates_20_Char"><text:span text:style-name="T77">05/2020 – </text:span></text:span><text:span text:style-name="Dates_20_Char"><text:span text:style-name="T104">06/2021</text:span></text:span><text:span text:style-name="T71"><text:tab/></text:span><text:span text:style-name="Company_20_Char"><text:span text:style-name="T98">Orange Poland</text:span></text:span><text:span text:style-name="Company_20_Char"><text:span text:style-name="T77"> – </text:span></text:span><text:span text:style-name="Company_20_Char"><text:span text:style-name="T98">Warsaw</text:span></text:span><text:span text:style-name="Company_20_Char"><text:span text:style-name="T77">, </text:span></text:span><text:span text:style-name="Company_20_Char"><text:span text:style-name="T98">Poland</text:span></text:span></text:p>
      <text:p text:style-name="Position"><text:span text:style-name="T20"><text:tab/></text:span><text:span text:style-name="Company_20_Char"><text:span text:style-name="T73">Senior Software</text:span></text:span><text:span text:style-name="Company_20_Char"><text:span text:style-name="T83"> Engineer – </text:span></text:span><text:span text:style-name="Company_20_Char"><text:span text:style-name="T73">Contract</text:span></text:span></text:p>
      <text:list text:continue-numbering="true" text:style-name="WWNum1">
        <text:list-item>
          <text:p text:style-name="P32"><text:span text:style-name="T114">Coding</text:span><text:span text:style-name="T115"> new features of and tuning the firmware / middleware on embedded systems (Java 7, ReactJS, Google Web Toolkit / GWT, Apache Kafka, Apache Zookeeper)</text:span></text:p>
        </text:list-item>
        <text:list-item>
          <text:p text:style-name="P32"><text:span text:style-name="T115">Involved in IoT / Internet of Things development of smart home entertainment solutions (MongoDB, Spring WebFlux)</text:span><text:span text:style-name="T115"/></text:p>
        </text:list-item>
        <text:list-item>
          <text:p text:style-name="P32"><text:span text:style-name="T115">Motivated help for juniors to grow based on trust and reputation and preparing high level internal training</text:span><text:span text:style-name="T115"/></text:p>
        </text:list-item>
        <text:list-item>
          <text:p text:style-name="P33"><text:bookmark text:name="__DdeLink__255_2247917217 Copy 1"/><text:span text:style-name="T116">Conducting performance analysis and performance tuning in the production environmen</text:span><text:span text:style-name="T117">t</text:span></text:p>
        </text:list-item>
      </text:list>
      <text:p text:style-name="P34"><text:span text:style-name="Dates_20_Char"/></text:p>
      <text:p text:style-name="P30"><text:span text:style-name="Dates_20_Char"><text:span text:style-name="T77">12/2019 – 04/2020</text:span></text:span><text:span text:style-name="T71"><text:tab/></text:span><text:span text:style-name="Company_20_Char"><text:span text:style-name="T77">E.STRADIS GmbH – Augsburg, Germany</text:span></text:span></text:p>
      <text:p text:style-name="Position"><text:span text:style-name="T20"><text:tab/></text:span><text:span text:style-name="Company_20_Char"><text:span text:style-name="T118">Back End</text:span></text:span><text:span text:style-name="Company_20_Char"><text:span text:style-name="T83"> Engineer – Full-time</text:span></text:span></text:p>
      <text:list text:continue-numbering="true" text:style-name="WWNum1">
        <text:list-item>
          <text:p text:style-name="P35">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5">Involved in building and debugging the features with focus on the analytics and project management side according to the industry regulations and business requirements / standards compliance</text:p>
        </text:list-item>
        <text:list-item>
          <text:p text:style-name="P35">Communication and proactively <text:span text:style-name="T119">follow up on</text:span> the solutions, <text:span text:style-name="T120">maintaining partnerships </text:span>with the management / customer representatives from the finance sector</text:p>
        </text:list-item>
        <text:list-item>
          <text:p text:style-name="P35">Conducting performance analysis and performance tuning</text:p>
        </text:list-item>
        <text:list-item>
          <text:p text:style-name="P35">Writing and updating technical documentation <text:span text:style-name="T121">for improved customer experience</text:span></text:p>
        </text:list-item>
        <text:list-item>
          <text:p text:style-name="P35">Participating in the digital transformation innovation of the company</text:p>
        </text:list-item>
        <text:list-item>
          <text:p text:style-name="P35">Remote work experience in a dynamic environment</text:p>
        </text:list-item>
      </text:list>
      <text:p text:style-name="P36"><text:span text:style-name="Dates_20_Char"/></text:p>
      <text:p text:style-name="P36"><text:span text:style-name="Dates_20_Char"><text:span text:style-name="T77">08/2019 – 12/2019</text:span></text:span><text:span text:style-name="T71"><text:tab/></text:span><text:span text:style-name="Company_20_Char"><text:span text:style-name="T77">DHL International GmbH – Prague, Czechia</text:span></text:span></text:p>
      <text:p text:style-name="Position"><text:span text:style-name="T20"><text:tab/>Senior </text:span><text:span text:style-name="Company_20_Char"><text:span text:style-name="T83">Software Engineer – Contract</text:span></text:span></text:p>
      <text:list text:continue-numbering="true" text:style-name="WWNum1">
        <text:list-item>
          <text:p text:style-name="P37">Programming of a Big Data driven scheduling application loading data into global application designed to support the sales process using the cloud architectures / <text:span text:style-name="T122">cloud computing / distributed computing </text:span>and relational databases / data warehouse (Java 8, JDBC, Apache Tomcat, Spring Boot, Oracle 12g, Ehcache, HikariCP, Teradata Vantage, MyBatis, <text:span text:style-name="T123">SQL Loader, </text:span>Amazon Web Services S3, AWS SDK)</text:p>
        </text:list-item>
        <text:list-item>
          <text:p text:style-name="P38">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8">Working on a highly scalable enterprise software generating daily / weekly call plans (Java 8, Apache Tomcat, Spring Boot, Oracle 12g, Red Hat Enterprise Linux 7)</text:p>
        </text:list-item>
      </text:list>
      <text:p text:style-name="P30"><text:span text:style-name="Dates_20_Char"><text:span text:style-name="T77"><text:line-break/>04/2019 – 08/2019</text:span></text:span><text:span text:style-name="T71"><text:tab/></text:span><text:span text:style-name="Company_20_Char"><text:span text:style-name="T77">Broadcom Inc. – Prague, Czechia</text:span></text:span></text:p>
      <text:p text:style-name="Position"><text:span text:style-name="T20"><text:tab/>Full Stack</text:span><text:span text:style-name="Company_20_Char"><text:span text:style-name="T83"> Developer / <text:s/>IT Architect – Contract</text:span></text:span></text:p>
      <text:list text:continue-numbering="true" text:style-name="WWNum1">
        <text:list-item>
          <text:p text:style-name="P38">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8">Developing a modern Cucumber End To End integration testing suite (Cucumber JVM, Selenium, test automation)</text:p>
        </text:list-item>
        <text:list-item>
          <text:p text:style-name="P38">Effectively creating a Jenkins Continuous Integration build pipeline including a front end validation (eslint)</text:p>
        </text:list-item>
        <text:list-item>
          <text:p text:style-name="P38">Making impact on the technical debt and major deficiencies in the React front end which has enabled the project delivery and for the product to enter the MVP lifecycle phase</text:p>
        </text:list-item>
        <text:list-item>
          <text:p text:style-name="P38"><text:bookmark-end text:name="__DdeLink__236_2407804596"/>Leading the front end development and mentoring / training the junior team member (s) including code reviews and technical knowledge / technical skills transfer</text:p>
        </text:list-item>
      </text:list>
      <text:p text:style-name="P39"><text:span text:style-name="Dates_20_Char"/></text:p>
      <text:p text:style-name="P36"><text:span text:style-name="Dates_20_Char"><text:span text:style-name="T77"/></text:span></text:p>
      <text:p text:style-name="P40"><text:span text:style-name="Dates_20_Char"><text:span text:style-name="T77">04/2018 – 04/2019</text:span></text:span><text:span text:style-name="T71"><text:tab/></text:span><text:span text:style-name="Company_20_Char"><text:span text:style-name="T77">A</text:span></text:span><text:span text:style-name="Company_20_Char"><text:span text:style-name="T98">maris</text:span></text:span><text:span text:style-name="Company_20_Char"><text:span text:style-name="T77"> C</text:span></text:span><text:span text:style-name="Company_20_Char"><text:span text:style-name="T98">onsulting</text:span></text:span><text:span text:style-name="Company_20_Char"><text:span text:style-name="T77"> – P</text:span></text:span><text:span text:style-name="Company_20_Char"><text:span text:style-name="T124">rague</text:span></text:span><text:span text:style-name="Company_20_Char"><text:span text:style-name="T77">, C</text:span></text:span><text:span text:style-name="Company_20_Char"><text:span text:style-name="T124">zechia</text:span></text:span></text:p>
      <text:p text:style-name="P41"><text:span text:style-name="Company_20_Char"><text:span text:style-name="T83"><text:tab/>Consultant – Full-time</text:span></text:span></text:p>
      <text:list text:continue-numbering="true" text:style-name="WWNum1">
        <text:list-item>
          <text:p text:style-name="P38">Developing a collaborative bidding platform (Java 11, Maven, Spring MVC, JUnit, Mockito, Hibernate / JPA, PostgreSQL, Angular 7, Protractor, NG-ZORRO, Node.js, Red Hat Enterprise Linux 7)</text:p>
        </text:list-item>
        <text:list-item>
          <text:p text:style-name="P42"><text:span text:style-name="T125">Developing a competitive and user </text:span><text:span text:style-name="T126">s</text:span><text:span text:style-name="T125">upporting system with Artificial Intelligence capabilities</text:span></text:p>
        </text:list-item>
        <text:list-item>
          <text:p text:style-name="P43"><text:span text:style-name="T127">Using the Machine Learning algorithms and data structures / </text:span><text:span text:style-name="T128">design patterns </text:span><text:span text:style-name="T129">e.g. Strategy pattern</text:span><text:span text:style-name="T128"> </text:span><text:span text:style-name="T130">according to</text:span><text:span text:style-name="T128"> the </text:span><text:span text:style-name="T131">proactive </text:span><text:span text:style-name="T128">business analysis</text:span></text:p>
        </text:list-item>
        <text:list-item>
          <text:p text:style-name="P43"><text:span text:style-name="T132">Improving the existing </text:span><text:span text:style-name="T133">system according to the Clean Code best practices and technical </text:span><text:span text:style-name="T134">requirements / performance requirements</text:span></text:p>
        </text:list-item>
        <text:list-item>
          <text:p text:style-name="P43"><text:span text:style-name="T133">Extending and troubleshooting the root cause of the problems of the existing web services </text:span><text:span text:style-name="T134">used by mobile applications</text:span><text:span text:style-name="T133"> </text:span><text:span text:style-name="T135">(</text:span><text:span text:style-name="T134">Microsoft Azure</text:span><text:span text:style-name="T133">)</text:span></text:p>
        </text:list-item>
        <text:list-item>
          <text:p text:style-name="P44"><text:span text:style-name="T136">Developing an automation script for parsing and </text:span><text:span text:style-name="T137">collaborating with</text:span><text:span text:style-name="T136"> banking clients </text:span><text:span text:style-name="T138">for </text:span><text:span text:style-name="T136">data </text:span><text:span text:style-name="T138">migration reasons</text:span><text:span text:style-name="T136"> using </text:span><text:span text:style-name="T138">flexible </text:span><text:span text:style-name="T136">banking specific frameworks (Python 2.7, Murex MX.3, </text:span><text:span text:style-name="T139">OpenHFT, FIX / Financial Information Exchange,</text:span><text:span text:style-name="T136"> Red Hat Enterprise Linux 7)</text:span></text:p>
        </text:list-item>
        <text:list-item>
          <text:p text:style-name="P45"><text:span text:style-name="T133">Familiarity with financial engineering and trading systems </text:span><text:span text:style-name="T140">through consulting services</text:span></text:p>
        </text:list-item>
      </text:list>
      <text:h text:style-name="P46" text:outline-level="1"/>
      <text:h text:style-name="P47" text:outline-level="1">EDUCATION</text:h>
      <text:p text:style-name="P48"><text:span text:style-name="Dates_20_Char"><text:span text:style-name="T141">20</text:span></text:span><text:span text:style-name="Dates_20_Char"><text:span text:style-name="T142">14</text:span></text:span><text:span text:style-name="Dates_20_Char"><text:span text:style-name="T141"> – 20</text:span></text:span><text:span text:style-name="Dates_20_Char"><text:span text:style-name="T142">18</text:span></text:span><text:span text:style-name="T20"><text:tab/></text:span><text:span text:style-name="T143">Warsaw School of Computer Science</text:span></text:p>
      <text:p text:style-name="P49"><text:tab/><text:span text:style-name="T144">Computer Science, Bachelor of Science</text:span><text:span text:style-name="T144"/></text:p>
      <text:p text:style-name="P50"><text:span text:style-name="Dates_20_Char"><text:span text:style-name="T141">20</text:span></text:span><text:span text:style-name="Dates_20_Char"><text:span text:style-name="T145">2</text:span></text:span><text:span text:style-name="Dates_20_Char"><text:span text:style-name="T141">1 – 20</text:span></text:span><text:span text:style-name="Dates_20_Char"><text:span text:style-name="T145">22</text:span></text:span><text:span text:style-name="T20"><text:tab/>Warsaw</text:span><text:span text:style-name="T143"> School of Computer Science</text:span></text:p>
      <text:p text:style-name="P51"><text:tab/><text:span text:style-name="T146">IT Project Management</text:span>, <text:span text:style-name="T147">Postgraduate Studies</text:span></text:p>
      <text:p text:style-name="P52"><text:span text:style-name="Dates_20_Char"><text:span text:style-name="T141">20</text:span></text:span><text:span text:style-name="Dates_20_Char"><text:span text:style-name="T142">23</text:span></text:span><text:span text:style-name="Dates_20_Char"><text:span text:style-name="T141"> – 20</text:span></text:span><text:span text:style-name="Dates_20_Char"><text:span text:style-name="T142">24</text:span></text:span><text:span text:style-name="T20"><text:tab/></text:span><text:span text:style-name="T143">The Power Business School</text:span></text:p>
      <text:p text:style-name="P53"><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6T11:57:11.391479400</meta:print-date>
    <dc:date>2025-03-31T11:12:17.374276100</dc:date>
    <meta:editing-cycles>358</meta:editing-cycles>
    <meta:editing-duration>P8DT10H53M10S</meta:editing-duration>
    <meta:generator>LibreOffice/25.2.0.3$Windows_X86_64 LibreOffice_project/e1cf4a87eb02d755bce1a01209907ea5ddc8f069</meta:generator>
    <meta:printed-by>PDF files</meta:printed-by>
    <meta:document-statistic meta:table-count="0" meta:image-count="3" meta:object-count="0" meta:page-count="5" meta:paragraph-count="89" meta:word-count="1768" meta:character-count="12889" meta:non-whitespace-character-count="11197"/>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